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36in" table:align="left"/>
    </style:style>
    <style:style style:name="Table1.A" style:family="table-column">
      <style:table-column-properties style:column-width="0.9444in"/>
    </style:style>
    <style:style style:name="Table1.B" style:family="table-column">
      <style:table-column-properties style:column-width="2.4653in"/>
    </style:style>
    <style:style style:name="Table1.C" style:family="table-column">
      <style:table-column-properties style:column-width="3.513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1.606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0208in"/>
    </style:style>
    <style:style style:name="P1" style:family="paragraph" style:parent-style-name="Standard">
      <style:text-properties officeooo:rsid="001ef8ce" officeooo:paragraph-rsid="001ef8ce"/>
    </style:style>
    <style:style style:name="P2" style:family="paragraph" style:parent-style-name="Table_20_Contents">
      <style:text-properties officeooo:rsid="001ef8ce" officeooo:paragraph-rsid="001ef8ce"/>
    </style:style>
    <style:style style:name="P3" style:family="paragraph" style:parent-style-name="Table_20_Contents" style:list-style-name="L1">
      <style:text-properties fo:font-size="10pt" officeooo:rsid="001ef8ce" officeooo:paragraph-rsid="001ef8ce" style:font-size-asian="8.75pt" style:font-size-complex="10pt"/>
    </style:style>
    <style:style style:name="P4" style:family="paragraph" style:parent-style-name="Table_20_Contents" style:list-style-name="L1">
      <style:text-properties fo:font-size="10pt" officeooo:rsid="00208b21" officeooo:paragraph-rsid="00208b21" style:font-size-asian="8.75pt" style:font-size-complex="10pt"/>
    </style:style>
    <style:style style:name="P5" style:family="paragraph" style:parent-style-name="Table_20_Contents" style:list-style-name="L2">
      <style:text-properties fo:font-size="10pt" officeooo:rsid="001ef8ce" officeooo:paragraph-rsid="001ef8ce" style:font-size-asian="10pt" style:font-size-complex="10pt"/>
    </style:style>
    <style:style style:name="P6" style:family="paragraph" style:parent-style-name="Table_20_Contents" style:list-style-name="L2">
      <style:text-properties fo:font-size="10pt" officeooo:rsid="00208b21" officeooo:paragraph-rsid="00208b21" style:font-size-asian="10pt" style:font-size-complex="10pt"/>
    </style:style>
    <style:style style:name="P7" style:family="paragraph" style:parent-style-name="Table_20_Contents" style:list-style-name="L2">
      <style:text-properties fo:font-size="10pt" officeooo:paragraph-rsid="00231448" style:font-size-asian="10pt" style:font-size-complex="10pt"/>
    </style:style>
    <style:style style:name="P8" style:family="paragraph" style:parent-style-name="Table_20_Contents" style:list-style-name="L2">
      <style:text-properties fo:font-size="10pt" officeooo:rsid="00231448" officeooo:paragraph-rsid="00231448" style:font-size-asian="10pt" style:font-size-complex="10pt"/>
    </style:style>
    <style:style style:name="P9" style:family="paragraph" style:parent-style-name="Table_20_Contents" style:list-style-name="L1">
      <style:text-properties fo:font-size="10pt" officeooo:rsid="00231448" officeooo:paragraph-rsid="00231448" style:font-size-asian="10pt" style:font-size-complex="10pt"/>
    </style:style>
    <style:style style:name="T1" style:family="text">
      <style:text-properties officeooo:rsid="00211577"/>
    </style:style>
    <style:style style:name="T2" style:family="text">
      <style:text-properties officeooo:rsid="0021e5b3"/>
    </style:style>
    <style:style style:name="T3" style:family="text">
      <style:text-properties officeooo:rsid="00229452"/>
    </style:style>
    <style:style style:name="T4" style:family="text">
      <style:text-properties officeooo:rsid="002314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dokumenta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Tag</text:p>
          </table:table-cell>
          <table:table-cell table:style-name="Table1.A1" office:value-type="string">
            <text:p text:style-name="P2">Software</text:p>
          </table:table-cell>
          <table:table-cell table:style-name="Table1.C1" office:value-type="string">
            <text:p text:style-name="P2">Hardware</text:p>
          </table:table-cell>
        </table:table-row>
        <table:table-row table:style-name="Table1.2">
          <table:table-cell table:style-name="Table1.A2" office:value-type="string">
            <text:p text:style-name="P2">Montag</text:p>
          </table:table-cell>
          <table:table-cell table:style-name="Table1.A2" office:value-type="string">
            <text:list xml:id="list1596590854931315961" text:style-name="L1">
              <text:list-item>
                <text:p text:style-name="P3"><text:span text:style-name="T2">SQL </text:span>Dump <text:span text:style-name="T2">der bisherigen Daten</text:span> <text:span text:style-name="T1">verarbeitet</text:span></text:p>
              </text:list-item>
              <text:list-item>
                <text:p text:style-name="P3"><text:span text:style-name="T2">SQL Dump</text:span> <text:span text:style-name="T2">Fehlerkorrektur</text:span></text:p>
              </text:list-item>
              <text:list-item>
                <text:p text:style-name="P3">Datensätze <text:span text:style-name="T2">eingetragen</text:span></text:p>
              </text:list-item>
              <text:list-item>
                <text:p text:style-name="P3"><text:span text:style-name="T2">A</text:span>ufbau der <text:span text:style-name="T2">Anwendung</text:span> besprochen</text:p>
              </text:list-item>
              <text:list-item>
                <text:p text:style-name="P3"><text:span text:style-name="T2">B</text:span>ootstrap <text:span text:style-name="T2">Framework eingebettet</text:span></text:p>
              </text:list-item>
              <text:list-item>
                <text:p text:style-name="P4"><text:span text:style-name="T2">Software A</text:span>ufgabenverteilung</text:p>
              </text:list-item>
              <text:list-item>
                <text:p text:style-name="P3"><text:span text:style-name="T2">A</text:span>synchrones laden der <text:span text:style-name="T2">S</text:span>eiten <text:span text:style-name="T2">eingerichtet</text:span></text:p>
              </text:list-item>
              <text:list-item>
                <text:p text:style-name="P3"><text:span text:style-name="T2">D</text:span>ynamisches verändern des <text:span text:style-name="T2">M</text:span>enüs</text:p>
              </text:list-item>
              <text:list-item>
                <text:p text:style-name="P3"><text:span text:style-name="T2">Funktionen zur D</text:span>ynamische<text:span text:style-name="T2">n</text:span> <text:span text:style-name="T2">SQL-S</text:span>tatement-<text:span text:style-name="T2">Erzeugung</text:span></text:p>
              </text:list-item>
              <text:list-item>
                <text:p text:style-name="P3"><text:span text:style-name="T3">PHP &lt;-&gt;</text:span> <text:span text:style-name="T3">DB</text:span> <text:span text:style-name="T3">Ve</text:span>rbindung<text:span text:style-name="T3">sfunktionen</text:span></text:p>
              </text:list-item>
              <text:list-item>
                <text:p text:style-name="P4"><text:span text:style-name="T3">F</text:span>ormulare für <text:span text:style-name="T3">K</text:span>omponententypen, <text:span text:style-name="T3">Räume und Lieferer wurden begonnen</text:span></text:p>
              </text:list-item>
              <text:list-item>
                <text:p text:style-name="P4"><text:span text:style-name="T3">W</text:span>izard <text:span text:style-name="T3">wurde </text:span>angefangen</text:p>
              </text:list-item>
            </text:list>
          </table:table-cell>
          <table:table-cell table:style-name="Table1.C2" office:value-type="string">
            <text:list xml:id="list142309953119547" text:continue-numbering="true" text:style-name="L1">
              <text:list-item>
                <text:p text:style-name="P9">Teilnetze VLANS aufbauen</text:p>
              </text:list-item>
              <text:list-item>
                <text:p text:style-name="P9">DB Server installation</text:p>
              </text:list-item>
              <text:list-item>
                <text:p text:style-name="P9">anbindung ans Internet</text:p>
              </text:list-item>
              <text:list-item>
                <text:p text:style-name="P9">Kopplung der TN untereinander</text:p>
              </text:list-item>
              <text:list-item>
                <text:p text:style-name="P9">VM's aufsetzen</text:p>
              </text:list-item>
            </text:list>
          </table:table-cell>
        </table:table-row>
        <table:table-row table:style-name="Table1.3">
          <table:table-cell table:style-name="Table1.A2" office:value-type="string">
            <text:p text:style-name="P2">Dienstag</text:p>
          </table:table-cell>
          <table:table-cell table:style-name="Table1.A2" office:value-type="string">
            <text:list xml:id="list8818570731893309343" text:style-name="L2">
              <text:list-header>
                <text:p text:style-name="P5"><text:span text:style-name="T3">Weitere</text:span> <text:span text:style-name="T3">D</text:span>atensätze <text:span text:style-name="T3">anlegen</text:span></text:p>
              </text:list-header>
              <text:list-item>
                <text:p text:style-name="P5">Migration auf den server</text:p>
              </text:list-item>
              <text:list-item>
                <text:p text:style-name="P5">db funktionen ins UI einbinden</text:p>
              </text:list-item>
              <text:list-item>
                <text:p text:style-name="P6">inventarliste suchfunktion</text:p>
              </text:list-item>
              <text:list-item>
                <text:p text:style-name="P6">wizard</text:p>
              </text:list-item>
              <text:list-item>
                <text:p text:style-name="P6">neubeschaffung abschliessen</text:p>
              </text:list-item>
              <text:list-item>
                <text:p text:style-name="P6">veränderung anfangen</text:p>
              </text:list-item>
            </text:list>
          </table:table-cell>
          <table:table-cell table:style-name="Table1.C2" office:value-type="string">
            <text:list xml:id="list142309727874373" text:continue-numbering="true" text:style-name="L2">
              <text:list-item>
                <text:p text:style-name="P7"><text:span text:style-name="T4">Domain Controller</text:span></text:p>
                <text:list>
                  <text:list-item>
                    <text:p text:style-name="P8">Fileserver, Printserver</text:p>
                  </text:list-item>
                </text:list>
              </text:list-item>
              <text:list-item>
                <text:p text:style-name="P8">WLAN Konfiguration angefangen</text:p>
              </text:list-item>
              <text:list-item>
                <text:p text:style-name="P8">Firewall Regeln angefangen</text:p>
              </text:list-item>
              <text:list-item>
                <text:p text:style-name="P8">Benutzerrichtlinien angefangen</text:p>
              </text:list-item>
            </text:list>
          </table:table-cell>
        </table:table-row>
        <table:table-row>
          <table:table-cell table:style-name="Table1.A2" office:value-type="string">
            <text:p text:style-name="P2">Mittwoch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Donnerstag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Freitag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ilian Meister</meta:initial-creator>
    <meta:creation-date>2014-05-13T10:11:48.178960982</meta:creation-date>
    <dc:date>2014-05-13T14:23:08.351572546</dc:date>
    <dc:creator>Maximilian Meister</dc:creator>
    <meta:editing-duration>PT23M51S</meta:editing-duration>
    <meta:editing-cycles>3</meta:editing-cycles>
    <meta:generator>LibreOffice/4.1.5.3$Linux_X86_64 LibreOffice_project/410m0$Build-3</meta:generator>
    <meta:document-statistic meta:table-count="1" meta:image-count="0" meta:object-count="0" meta:page-count="1" meta:paragraph-count="38" meta:word-count="132" meta:character-count="921" meta:non-whitespace-character-count="856"/>
  </office:meta>
</office:document-meta>
</file>